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013888888889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3/17/ava-labs-releases-codebase-for-ava-blockchain-platform/</text:p>
          </table:table-cell>
          <table:table-cell office:value-type="string" table:style-name="ce1">
            <text:p>Enterprise Times</text:p>
          </table:table-cell>
          <table:table-cell office:value-type="date" office:date-value="2020-03-17T00:00:00" table:style-name="ce3">
            <text:p>03/17/20</text:p>
          </table:table-cell>
          <table:table-cell office:value-type="string" table:style-name="ce1">
            <text:p>AVA Labs releases codebase for AVA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-labs-launches-framework-for-internet-of-blockchains</text:p>
          </table:table-cell>
          <table:table-cell office:value-type="string" table:style-name="ce1">
            <text:p>Coin Telegraph</text:p>
          </table:table-cell>
          <table:table-cell office:value-type="date" office:date-value="2020-04-21T00:00:00" table:style-name="ce3">
            <text:p>04/21/20</text:p>
          </table:table-cell>
          <table:table-cell office:value-type="string" table:style-name="ce1">
            <text:p>AVA Labs Launches Framework for 'Internet of Blockchains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va-labs-decentralized-finance-platform-releases-first-public-testnet/258140</text:p>
          </table:table-cell>
          <table:table-cell office:value-type="string" table:style-name="ce1">
            <text:p>Inside Bitcoins</text:p>
          </table:table-cell>
          <table:table-cell office:value-type="date" office:date-value="2020-04-21T00:00:00" table:style-name="ce3">
            <text:p>04/21/20</text:p>
          </table:table-cell>
          <table:table-cell office:value-type="string" table:style-name="ce1">
            <text:p>AVA Labs Decentralized Finance Platform Releases First Public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daily/64951/emin-gun-sirer-says-the-ava-blockchain-will-scale-better-than-ethereum-2-0-others-say-the-problem-is-more-complicated</text:p>
          </table:table-cell>
          <table:table-cell office:value-type="string" table:style-name="ce1">
            <text:p>The Block Crypto</text:p>
          </table:table-cell>
          <table:table-cell office:value-type="date" office:date-value="2020-05-12T00:00:00" table:style-name="ce3">
            <text:p>05/12/20</text:p>
          </table:table-cell>
          <table:table-cell office:value-type="string" table:style-name="ce1">
            <text:p>Emin Gün Sirer says the AVA blockchain will scale better than Ethereum 2.0. Others say the problem is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rypto-finance-post-corona-avas-john-wu-on-tokenization-investing/</text:p>
          </table:table-cell>
          <table:table-cell office:value-type="string" table:style-name="ce1">
            <text:p>Finance Magnates</text:p>
          </table:table-cell>
          <table:table-cell office:value-type="date" office:date-value="2020-05-27T00:00:00" table:style-name="ce3">
            <text:p>05/27/20</text:p>
          </table:table-cell>
          <table:table-cell office:value-type="string" table:style-name="ce1">
            <text:p>Crypto Finance Post-Corona: AVA’s John Wu on Tokenization &amp; Inve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s-ava-labs-to-distribute-2m-tokens-ahead-of-full-launch</text:p>
          </table:table-cell>
          <table:table-cell office:value-type="string" table:style-name="ce1">
            <text:p>Cointelegraph</text:p>
          </table:table-cell>
          <table:table-cell office:value-type="date" office:date-value="2020-05-29T00:00:00" table:style-name="ce3">
            <text:p>05/29/20</text:p>
          </table:table-cell>
          <table:table-cell office:value-type="string" table:style-name="ce1">
            <text:p>Emin Gün Sirer’s AVA Labs to Distribute 2M Tokens Ahead of Full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6/162302-ava-labs-ceo-dr-emin-gun-sirer-confirms-there-are-over-600-validators-on-the-new-defi-focused-open-source-denali-testnet-days-after-launch/</text:p>
          </table:table-cell>
          <table:table-cell office:value-type="string" table:style-name="ce1">
            <text:p>Crowdfund Insider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AVA Labs CEO Dr. Emin Gün Sirer Confirms there are Over 600 Validators on the New DeFi focused, Open-Source Denali Testnet, Days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podcast.com/the-bitcoin-podcast-312/</text:p>
          </table:table-cell>
          <table:table-cell office:value-type="string" table:style-name="ce1">
            <text:p>The Bitcoin Podcast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The Bitcoin Podcast #312-Emin Gün Sirer CEO of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style-name="ce3"/>
          <table:table-cell table:number-columns-repeated="16381" table:style-name="ce1"/>
        </table:table-row>
        <table:table-row table:number-rows-repeated="104694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2</meta:generator>
    <dc:creator>Veronica E. VanCleave-Seeley</dc:creator>
    <dc:date>2020-06-17T13:20:44Z</dc:date>
    <meta:editing-cycles>129</meta:editing-cycles>
    <meta:editing-duration>PT11400S</meta:editing-duration>
  </office:meta>
</office:document-meta>
</file>